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KFGQPC Uthmanic Script HAFS" svg:font-family="'KFGQPC Uthmanic Script HAFS'"/>
    <style:font-face style:name="KFGQPC Uthmanic Script HAFS1" svg:font-family="'KFGQPC Uthmanic Script HAFS'" style:font-pitch="variable"/>
    <style:font-face style:name="Lora" svg:font-family="Lora"/>
    <style:font-face style:name="Lora1" svg:font-family="Lora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 fo:background-color="transparent" style:writing-mode="lr-tb">
        <style:background-image/>
      </style:table-properties>
    </style:style>
    <style:style style:name="Table1.A" style:family="table-column">
      <style:table-column-properties style:column-width="1.1028in" style:rel-column-width="10434*"/>
    </style:style>
    <style:style style:name="Table1.B" style:family="table-column">
      <style:table-column-properties style:column-width="1.2736in" style:rel-column-width="12050*"/>
    </style:style>
    <style:style style:name="Table1.C" style:family="table-column">
      <style:table-column-properties style:column-width="1.2764in" style:rel-column-width="12076*"/>
    </style:style>
    <style:style style:name="Table1.D" style:family="table-column">
      <style:table-column-properties style:column-width="0.9701in" style:rel-column-width="9179*"/>
    </style:style>
    <style:style style:name="Table1.E" style:family="table-column">
      <style:table-column-properties style:column-width="2.3035in" style:rel-column-width="21796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d4ea6b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#d4ea6b" fo:padding="0.0382in" fo:border="0.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 style:writing-mode="lr-tb"/>
      <style:text-properties style:font-name="Lora1" fo:font-size="32pt" officeooo:rsid="00118a87" officeooo:paragraph-rsid="000f59bf"/>
    </style:style>
    <style:style style:name="P2" style:family="paragraph" style:parent-style-name="Standard">
      <style:paragraph-properties fo:text-align="center" style:justify-single-word="false" style:writing-mode="rl-tb"/>
      <style:text-properties style:font-name="Lora1" fo:font-size="32pt" officeooo:rsid="00118a87" officeooo:paragraph-rsid="00118a87" style:font-name-complex="KFGQPC Uthmanic Script HAFS1" style:font-size-complex="28pt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Lora1" fo:font-size="32pt" officeooo:rsid="001601f4" officeooo:paragraph-rsid="001601f4" style:font-size-complex="14pt"/>
    </style:style>
    <style:style style:name="P4" style:family="paragraph" style:parent-style-name="Standard">
      <style:paragraph-properties fo:text-align="center" style:justify-single-word="false" style:writing-mode="rl-tb"/>
      <style:text-properties style:font-name="Lora1" fo:font-size="22pt" officeooo:rsid="00118a87" officeooo:paragraph-rsid="00118a87" style:font-size-complex="28pt"/>
    </style:style>
    <style:style style:name="P5" style:family="paragraph" style:parent-style-name="Table_20_Contents">
      <style:paragraph-properties fo:text-align="center" style:justify-single-word="false"/>
      <style:text-properties style:font-name="Lora1" fo:font-size="10pt" officeooo:rsid="001428ec" officeooo:paragraph-rsid="001428ec" style:font-size-asian="16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ora1" fo:font-size="10pt" officeooo:rsid="00204d99" officeooo:paragraph-rsid="00204d99" style:font-size-asian="16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ora1" fo:font-size="10pt" officeooo:rsid="00277ba7" officeooo:paragraph-rsid="00277ba7" style:font-size-asian="16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Lora1" fo:font-size="10pt" officeooo:rsid="002af998" officeooo:paragraph-rsid="002af998" style:font-size-asian="16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Lora1" fo:font-size="10pt" officeooo:rsid="002f2625" officeooo:paragraph-rsid="002f2625" style:font-size-asian="16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ora1" fo:font-size="10pt" officeooo:rsid="00354942" officeooo:paragraph-rsid="00354942" style:font-size-asian="16pt" style:font-size-complex="10pt"/>
    </style:style>
    <style:style style:name="P11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1317fb" officeooo:paragraph-rsid="001317fb" style:font-size-asian="22pt" style:font-name-complex="KFGQPC Uthmanic Script HAFS1" style:font-size-complex="18pt"/>
    </style:style>
    <style:style style:name="P12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1d9e4b" officeooo:paragraph-rsid="001ebf14" style:font-size-asian="22pt" style:font-name-complex="KFGQPC Uthmanic Script HAFS1" style:font-size-complex="18pt"/>
    </style:style>
    <style:style style:name="P13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style:font-size-asian="22pt" style:font-name-complex="KFGQPC Uthmanic Script HAFS1" style:font-size-complex="18pt"/>
    </style:style>
    <style:style style:name="P14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204d99" officeooo:paragraph-rsid="00204d99" style:font-size-asian="22pt" style:font-name-complex="KFGQPC Uthmanic Script HAFS1" style:font-size-complex="18pt"/>
    </style:style>
    <style:style style:name="P15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277ba7" officeooo:paragraph-rsid="00277ba7" style:font-size-asian="22pt" style:font-name-complex="KFGQPC Uthmanic Script HAFS1" style:font-size-complex="18pt"/>
    </style:style>
    <style:style style:name="P16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277ba7" officeooo:paragraph-rsid="002857d0" style:font-size-asian="22pt" style:font-name-complex="KFGQPC Uthmanic Script HAFS1" style:font-size-complex="18pt"/>
    </style:style>
    <style:style style:name="P17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277ba7" officeooo:paragraph-rsid="002e19b9" style:font-size-asian="22pt" style:font-name-complex="KFGQPC Uthmanic Script HAFS1" style:font-size-complex="18pt"/>
    </style:style>
    <style:style style:name="P18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2a4ca4" officeooo:paragraph-rsid="002a4ca4" style:font-size-asian="22pt" style:font-name-complex="KFGQPC Uthmanic Script HAFS1" style:font-size-complex="18pt"/>
    </style:style>
    <style:style style:name="P19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2e19b9" officeooo:paragraph-rsid="002e19b9" style:font-size-asian="22pt" style:font-name-complex="KFGQPC Uthmanic Script HAFS1" style:font-size-complex="18pt"/>
    </style:style>
    <style:style style:name="P20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33ba37" officeooo:paragraph-rsid="0033ba37" style:font-size-asian="22pt" style:font-name-complex="KFGQPC Uthmanic Script HAFS1" style:font-size-complex="18pt"/>
    </style:style>
    <style:style style:name="P21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33ba37" officeooo:paragraph-rsid="00373e6d" style:font-size-asian="22pt" style:font-name-complex="KFGQPC Uthmanic Script HAFS1" style:font-size-complex="18pt"/>
    </style:style>
    <style:style style:name="P22" style:family="paragraph" style:parent-style-name="Table_20_Contents">
      <style:paragraph-properties fo:text-align="center" style:justify-single-word="false" style:writing-mode="rl-tb"/>
      <style:text-properties fo:color="#111111" loext:opacity="100%" style:font-name="KFGQPC Uthmanic Script HAFS1" fo:font-size="16pt" officeooo:rsid="000fbf82" officeooo:paragraph-rsid="000fbf82" style:font-size-asian="22pt" style:font-name-complex="KFGQPC Uthmanic Script HAFS1" style:font-size-complex="16pt"/>
    </style:style>
    <style:style style:name="P23" style:family="paragraph" style:parent-style-name="Table_20_Contents">
      <style:paragraph-properties fo:text-align="center" style:justify-single-word="false" style:writing-mode="rl-tb"/>
      <style:text-properties fo:color="#111111" loext:opacity="100%" style:font-name="KFGQPC Uthmanic Script HAFS1" fo:font-size="16pt" officeooo:rsid="00118a87" officeooo:paragraph-rsid="00118a87" style:font-size-asian="22pt" style:font-name-complex="KFGQPC Uthmanic Script HAFS1" style:font-size-complex="16pt"/>
    </style:style>
    <style:style style:name="P24" style:family="paragraph" style:parent-style-name="Table_20_Contents">
      <style:paragraph-properties fo:text-align="center" style:justify-single-word="false" style:writing-mode="rl-tb"/>
      <style:text-properties fo:color="#111111" loext:opacity="100%" style:font-name="KFGQPC Uthmanic Script HAFS1" fo:font-size="16pt" officeooo:rsid="001d9e4b" officeooo:paragraph-rsid="001d9e4b" style:font-size-asian="22pt" style:font-name-complex="KFGQPC Uthmanic Script HAFS1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fo:color="#111111" loext:opacity="100%" style:font-name="Lora1" fo:font-size="10pt" officeooo:rsid="000fbf82" officeooo:paragraph-rsid="000fbf82" style:font-size-asian="16pt" style:font-size-complex="10pt"/>
    </style:style>
    <style:style style:name="P26" style:family="paragraph" style:parent-style-name="Standard" style:list-style-name="L1">
      <style:paragraph-properties fo:text-align="end" style:justify-single-word="false" style:writing-mode="rl-tb"/>
      <style:text-properties fo:color="#808080" loext:opacity="100%" style:font-name="Lora1" fo:font-size="32pt" officeooo:rsid="001601f4" officeooo:paragraph-rsid="001601f4" style:font-size-complex="14pt"/>
    </style:style>
    <style:style style:name="P27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33ba37" officeooo:paragraph-rsid="0033ba37" style:font-size-asian="22pt" style:font-name-complex="KFGQPC Uthmanic Script HAFS1" style:font-size-complex="18pt"/>
    </style:style>
    <style:style style:name="P28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33ba37" officeooo:paragraph-rsid="00373e6d" style:font-size-asian="22pt" style:font-name-complex="KFGQPC Uthmanic Script HAFS1" style:font-size-complex="18pt"/>
    </style:style>
    <style:style style:name="P29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3babfd" officeooo:paragraph-rsid="003babfd" style:font-size-asian="22pt" style:font-name-complex="KFGQPC Uthmanic Script HAFS1" style:font-size-complex="18pt"/>
    </style:style>
    <style:style style:name="P30" style:family="paragraph" style:parent-style-name="Table_20_Contents">
      <style:paragraph-properties fo:text-align="center" style:justify-single-word="false"/>
      <style:text-properties style:font-name="Lora1" fo:font-size="10pt" officeooo:rsid="00354942" officeooo:paragraph-rsid="00354942" style:font-size-asian="16pt" style:font-size-complex="10pt"/>
    </style:style>
    <style:style style:name="T1" style:family="text">
      <style:text-properties style:font-name-complex="KFGQPC Uthmanic Script HAFS1"/>
    </style:style>
    <style:style style:name="T2" style:family="text">
      <style:text-properties officeooo:rsid="001317fb"/>
    </style:style>
    <style:style style:name="T3" style:family="text">
      <style:text-properties officeooo:rsid="001601f4"/>
    </style:style>
    <style:style style:name="T4" style:family="text">
      <style:text-properties officeooo:rsid="001c4259"/>
    </style:style>
    <style:style style:name="T5" style:family="text">
      <style:text-properties fo:color="#999999" loext:opacity="100%"/>
    </style:style>
    <style:style style:name="T6" style:family="text">
      <style:text-properties fo:color="#999999" loext:opacity="100%" officeooo:rsid="001601f4"/>
    </style:style>
    <style:style style:name="T7" style:family="text">
      <style:text-properties fo:color="#999999" loext:opacity="100%" officeooo:rsid="00204d99"/>
    </style:style>
    <style:style style:name="T8" style:family="text">
      <style:text-properties fo:color="#999999" loext:opacity="100%" officeooo:rsid="00316cc0"/>
    </style:style>
    <style:style style:name="T9" style:family="text">
      <style:text-properties fo:color="#999999" loext:opacity="100%" officeooo:rsid="003babfd"/>
    </style:style>
    <style:style style:name="T10" style:family="text">
      <style:text-properties fo:color="#999999" loext:opacity="100%" officeooo:rsid="003dcb17"/>
    </style:style>
    <style:style style:name="T11" style:family="text">
      <style:text-properties officeooo:rsid="002229ef"/>
    </style:style>
    <style:style style:name="T12" style:family="text">
      <style:text-properties officeooo:rsid="00277ba7"/>
    </style:style>
    <style:style style:name="T13" style:family="text">
      <style:text-properties fo:color="#808080" loext:opacity="100%"/>
    </style:style>
    <style:style style:name="T14" style:family="text">
      <style:text-properties fo:color="#808080" loext:opacity="100%" officeooo:rsid="00277ba7"/>
    </style:style>
    <style:style style:name="T15" style:family="text">
      <style:text-properties fo:color="#808080" loext:opacity="100%" officeooo:rsid="002a4ca4"/>
    </style:style>
    <style:style style:name="T16" style:family="text">
      <style:text-properties fo:color="#808080" loext:opacity="100%" style:font-name="KFGQPC Uthmanic Script HAFS1" fo:font-size="14pt" officeooo:rsid="0038d683" style:font-size-asian="14pt" style:font-name-complex="KFGQPC Uthmanic Script HAFS1" style:font-size-complex="54pt"/>
    </style:style>
    <style:style style:name="T17" style:family="text">
      <style:text-properties fo:color="#808080" loext:opacity="100%" officeooo:rsid="003babfd"/>
    </style:style>
    <style:style style:name="T18" style:family="text">
      <style:text-properties officeooo:rsid="002857d0"/>
    </style:style>
    <style:style style:name="T19" style:family="text">
      <style:text-properties officeooo:rsid="002a4ca4"/>
    </style:style>
    <style:style style:name="T20" style:family="text">
      <style:text-properties officeooo:rsid="002e19b9"/>
    </style:style>
    <style:style style:name="T21" style:family="text">
      <style:text-properties officeooo:rsid="00303630"/>
    </style:style>
    <style:style style:name="T22" style:family="text">
      <style:text-properties officeooo:rsid="003babfd"/>
    </style:style>
    <style:style style:name="T23" style:family="text">
      <style:text-properties officeooo:rsid="003c9cc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سورة الضحي</text:p>
      <text:p text:style-name="P4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2">مصدر</text:p>
          </table:table-cell>
          <table:table-cell table:style-name="Table1.A1" office:value-type="string">
            <text:p text:style-name="P23">مضارع</text:p>
          </table:table-cell>
          <table:table-cell table:style-name="Table1.A1" office:value-type="string">
            <text:p text:style-name="P23">ماضي</text:p>
          </table:table-cell>
          <table:table-cell table:style-name="Table1.A1" office:value-type="string">
            <text:p text:style-name="P24">وزن</text:p>
          </table:table-cell>
          <table:table-cell table:style-name="Table1.E1" office:value-type="string">
            <text:p text:style-name="P25">Meaning</text:p>
          </table:table-cell>
        </table:table-row>
        <table:table-row table:style-name="Table1.1">
          <table:table-cell table:style-name="Table1.A2" office:value-type="string">
            <text:p text:style-name="P11">سُجُو<text:span text:style-name="T3">ًّا</text:span></text:p>
          </table:table-cell>
          <table:table-cell table:style-name="Table1.B2" office:value-type="string">
            <text:p text:style-name="P11">يَسْجُو</text:p>
          </table:table-cell>
          <table:table-cell table:style-name="Table1.C2" office:value-type="string">
            <text:p text:style-name="P11">سَجَي <text:span text:style-name="T14">ن</text:span></text:p>
          </table:table-cell>
          <table:table-cell table:style-name="Table1.D2" office:value-type="string">
            <text:p text:style-name="P12">سجو<text:span text:style-name="T2"> </text:span><text:span text:style-name="T6">ل</text:span></text:p>
          </table:table-cell>
          <table:table-cell table:style-name="Table1.E2" office:value-type="string">
            <text:p text:style-name="P5">To be paused/<text:span text:style-name="T4">stayed</text:span></text:p>
          </table:table-cell>
        </table:table-row>
        <table:table-row table:style-name="Table1.1">
          <table:table-cell table:style-name="Table1.A3" office:value-type="string">
            <text:p text:style-name="P13">..</text:p>
          </table:table-cell>
          <table:table-cell table:style-name="Table1.B3" office:value-type="string">
            <text:p text:style-name="P14">يَقْلِي</text:p>
          </table:table-cell>
          <table:table-cell table:style-name="Table1.C3" office:value-type="string">
            <text:p text:style-name="P14">قَلَي <text:span text:style-name="T14">ح</text:span></text:p>
          </table:table-cell>
          <table:table-cell table:style-name="Table1.D3" office:value-type="string">
            <text:p text:style-name="P14">قلي <text:span text:style-name="T5">م</text:span></text:p>
          </table:table-cell>
          <table:table-cell table:style-name="Table1.E3" office:value-type="string">
            <text:p text:style-name="P6">To hate.. <text:span text:style-name="T11">ill feelings</text:span></text:p>
          </table:table-cell>
        </table:table-row>
        <table:table-row table:style-name="Table1.1">
          <table:table-cell table:style-name="Table1.A4" office:value-type="string">
            <text:p text:style-name="P15">رِضْيً</text:p>
          </table:table-cell>
          <table:table-cell table:style-name="Table1.B4" office:value-type="string">
            <text:p text:style-name="P15">يَرْضَي</text:p>
          </table:table-cell>
          <table:table-cell table:style-name="Table1.C4" office:value-type="string">
            <text:p text:style-name="P15">رَضِيَ <text:span text:style-name="T13">س</text:span></text:p>
          </table:table-cell>
          <table:table-cell table:style-name="Table1.D4" office:value-type="string">
            <text:p text:style-name="P15">رضي <text:span text:style-name="T7">م</text:span></text:p>
          </table:table-cell>
          <table:table-cell table:style-name="Table1.E4" office:value-type="string">
            <text:p text:style-name="P7">To be pleased with someone</text:p>
          </table:table-cell>
        </table:table-row>
        <table:table-row table:style-name="Table1.1">
          <table:table-cell table:style-name="Table1.A5" office:value-type="string">
            <text:p text:style-name="P18">وُجُودًا</text:p>
          </table:table-cell>
          <table:table-cell table:style-name="Table1.B5" office:value-type="string">
            <text:p text:style-name="P18">يَجِدُ</text:p>
          </table:table-cell>
          <table:table-cell table:style-name="Table1.C5" office:value-type="string">
            <text:p text:style-name="P16"><text:span text:style-name="T19">وَجَدَ</text:span> <text:span text:style-name="T15">ض</text:span></text:p>
          </table:table-cell>
          <table:table-cell table:style-name="Table1.D5" office:value-type="string">
            <text:p text:style-name="P16"><text:span text:style-name="T18">وجد</text:span> <text:span text:style-name="T7">م</text:span></text:p>
          </table:table-cell>
          <table:table-cell table:style-name="Table1.E5" office:value-type="string">
            <text:p text:style-name="P8">To find</text:p>
          </table:table-cell>
        </table:table-row>
        <table:table-row table:style-name="Table1.1">
          <table:table-cell table:style-name="Table1.A6" office:value-type="string">
            <text:p text:style-name="P19">ضَلَالَةً</text:p>
          </table:table-cell>
          <table:table-cell table:style-name="Table1.B6" office:value-type="string">
            <text:p text:style-name="P19">يَضِلُّ</text:p>
          </table:table-cell>
          <table:table-cell table:style-name="Table1.C6" office:value-type="string">
            <text:p text:style-name="P17"><text:span text:style-name="T20">ضَلَّ</text:span> <text:span text:style-name="T15">ض</text:span></text:p>
          </table:table-cell>
          <table:table-cell table:style-name="Table1.D6" office:value-type="string">
            <text:p text:style-name="P19">ضلل<text:span text:style-name="T12"> </text:span><text:span text:style-name="T8">ل</text:span></text:p>
          </table:table-cell>
          <table:table-cell table:style-name="Table1.E6" office:value-type="string">
            <text:p text:style-name="P9">To <text:s/>be <text:span text:style-name="T21">lost</text:span></text:p>
          </table:table-cell>
        </table:table-row>
        <table:table-row table:style-name="Table1.1">
          <table:table-cell table:style-name="Table1.A7" office:value-type="string">
            <text:p text:style-name="P20">عَيْلَةً</text:p>
          </table:table-cell>
          <table:table-cell table:style-name="Table1.B7" office:value-type="string">
            <text:p text:style-name="P20">يَعِيلُ</text:p>
          </table:table-cell>
          <table:table-cell table:style-name="Table1.C7" office:value-type="string">
            <text:p text:style-name="P21">عَالَ <text:span text:style-name="T15">ض</text:span></text:p>
          </table:table-cell>
          <table:table-cell table:style-name="Table1.D7" office:value-type="string">
            <text:p text:style-name="P20">عيل <text:span text:style-name="T8">ل</text:span></text:p>
          </table:table-cell>
          <table:table-cell table:style-name="Table1.E7" office:value-type="string">
            <text:p text:style-name="P10">To be bankrupt </text:p>
          </table:table-cell>
        </table:table-row>
        <table:table-row table:style-name="Table1.1">
          <table:table-cell table:style-name="Table1.A8" office:value-type="string">
            <text:p text:style-name="P29">قَهْرًا</text:p>
          </table:table-cell>
          <table:table-cell table:style-name="Table1.B8" office:value-type="string">
            <text:p text:style-name="P29">يَقْهَرُ</text:p>
          </table:table-cell>
          <table:table-cell table:style-name="Table1.C8" office:value-type="string">
            <text:p text:style-name="P21"><text:span text:style-name="T22">قَهْرَ</text:span> <text:span text:style-name="T17">ف</text:span></text:p>
          </table:table-cell>
          <table:table-cell table:style-name="Table1.D8" office:value-type="string">
            <text:p text:style-name="P20"><text:span text:style-name="T22">قهر</text:span> <text:span text:style-name="T10">م</text:span></text:p>
          </table:table-cell>
          <table:table-cell table:style-name="Table1.E8" office:value-type="string">
            <text:p text:style-name="P10"><text:span text:style-name="T23">To oppress</text:span> </text:p>
          </table:table-cell>
        </table:table-row>
        <table:table-row table:style-name="Table1.1">
          <table:table-cell table:style-name="Table1.A9" office:value-type="string">
            <text:p text:style-name="P29">نَهْرًا</text:p>
          </table:table-cell>
          <table:table-cell table:style-name="Table1.B9" office:value-type="string">
            <text:p text:style-name="P29">نَنْهَرُ</text:p>
          </table:table-cell>
          <table:table-cell table:style-name="Table1.C9" office:value-type="string">
            <text:p text:style-name="P21"><text:span text:style-name="T22">نَهَرَ</text:span> <text:span text:style-name="T17">ف</text:span></text:p>
          </table:table-cell>
          <table:table-cell table:style-name="Table1.D9" office:value-type="string">
            <text:p text:style-name="P20"><text:span text:style-name="T22">نهر</text:span> <text:span text:style-name="T10">م</text:span></text:p>
          </table:table-cell>
          <table:table-cell table:style-name="Table1.E9" office:value-type="string">
            <text:p text:style-name="P10"><text:span text:style-name="T23">To repel</text:span> </text:p>
          </table:table-cell>
        </table:table-row>
      </table:table>
      <text:p text:style-name="P1"/>
      <text:list text:style-name="L1">
        <text:list-item>
          <text:p text:style-name="P26">ل ← <text:s/>لازم</text:p>
        </text:list-item>
        <text:list-item>
          <text:p text:style-name="P26">م ← <text:s/>متعدي</text:p>
        </text:list-item>
      </text:list>
      <text:p text:style-name="P3"><text:span text:style-name="T16"/></text:p>
      <text:p text:style-name="P3"><text:span text:style-name="T1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KFGQPC Uthmanic Script HAFS" svg:font-family="'KFGQPC Uthmanic Script HAFS'"/>
    <style:font-face style:name="KFGQPC Uthmanic Script HAFS1" svg:font-family="'KFGQPC Uthmanic Script HAFS'" style:font-pitch="variable"/>
    <style:font-face style:name="Lora" svg:font-family="Lora"/>
    <style:font-face style:name="Lora1" svg:font-family="Lora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ora" fo:font-size="12pt" fo:language="en" fo:country="US" style:letter-kerning="true" style:font-name-asian="DejaVu Sans" style:font-size-asian="10.5pt" style:language-asian="zh" style:country-asian="CN" style:font-name-complex="KFGQPC Uthmanic Script HAF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ora" fo:font-size="12pt" fo:language="en" fo:country="US" style:letter-kerning="true" style:font-name-asian="DejaVu Sans" style:font-size-asian="10.5pt" style:language-asian="zh" style:country-asian="CN" style:font-name-complex="KFGQPC Uthmanic Script HAF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ora" fo:font-family="Lor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18:40:40.198414844</meta:creation-date>
    <meta:generator>LibreOffice/7.6.2.1$Linux_X86_64 LibreOffice_project/56f7684011345957bbf33a7ee678afaf4d2ba333</meta:generator>
    <dc:date>2023-10-05T08:02:33.486422986</dc:date>
    <meta:editing-duration>PT8H12S</meta:editing-duration>
    <meta:editing-cycles>34</meta:editing-cycles>
    <meta:document-statistic meta:table-count="1" meta:image-count="0" meta:object-count="0" meta:page-count="1" meta:paragraph-count="48" meta:word-count="87" meta:character-count="314" meta:non-whitespace-character-count="271"/>
  </office:meta>
</office:document-meta>
</file>